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9.08pt" svg:x="12.73pt" svg:y="2.41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office:value-type="float" office:value="1081" calcext:value-type="float">
            <text:p>1081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147" calcext:value-type="float">
            <text:p>147</text:p>
          </table:table-cell>
          <table:table-cell table:style-name="ce6"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</text:p>
          </table:table-cell>
          <table:table-cell table:formula="of:=[.I56]*10000" office:value-type="float" office:value="890.909090909091" calcext:value-type="float">
            <text:p>890.91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office:value-type="float" office:value="1731" calcext:value-type="float">
            <text:p>1731</text:p>
          </table:table-cell>
          <table:table-cell table:style-name="ce5" office:value-type="float" office:value="175" calcext:value-type="float">
            <text:p>175</text:p>
          </table:table-cell>
          <table:table-cell table:style-name="ce6"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65793" calcext:value-type="float">
            <text:p>165793</text:p>
          </table:table-cell>
          <table:table-cell table:style-name="ce1" table:formula="of:=SUM([.H3:.H70])" office:value-type="float" office:value="9922" calcext:value-type="float">
            <text:p>9922</text:p>
          </table:table-cell>
          <table:table-cell table:style-name="ce6" table:formula="of:=([.H72]/[.G72])" office:value-type="percentage" office:value="0.0598457112182058" calcext:value-type="percentage">
            <text:p>5.98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 style:data-style-name="N2" text:time-value="20:55:00.338469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9-07-13T20:55:41.348747468</dc:date>
    <meta:editing-duration>P2DT16H48M32S</meta:editing-duration>
    <meta:editing-cycles>123</meta:editing-cycles>
    <meta:generator>LibreOffice/6.0.7.3$Linux_X86_64 LibreOffice_project/00m0$Build-3</meta:generator>
    <meta:document-statistic meta:table-count="2" meta:cell-count="141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86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9cm" svg:y="0.296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